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officeooo:rsid="0029527f" officeooo:paragraph-rsid="0029527f"/>
    </style:style>
    <style:style style:name="P3" style:family="paragraph" style:parent-style-name="Standard">
      <style:text-properties fo:language="en" fo:country="US" officeooo:rsid="007e31cc" officeooo:paragraph-rsid="007e31cc"/>
    </style:style>
    <style:style style:name="P4" style:family="paragraph" style:parent-style-name="Standard">
      <style:text-properties fo:language="en" fo:country="US" officeooo:rsid="00815c02" officeooo:paragraph-rsid="00815c02"/>
    </style:style>
    <style:style style:name="P5" style:family="paragraph" style:parent-style-name="Standard">
      <style:text-properties officeooo:paragraph-rsid="00c8334d"/>
    </style:style>
    <style:style style:name="P6" style:family="paragraph" style:parent-style-name="Standard">
      <style:text-properties officeooo:paragraph-rsid="002b2de5"/>
    </style:style>
    <style:style style:name="P7" style:family="paragraph" style:parent-style-name="Standard">
      <style:text-properties officeooo:paragraph-rsid="002c058f"/>
    </style:style>
    <style:style style:name="P8" style:family="paragraph" style:parent-style-name="Standard">
      <style:text-properties officeooo:rsid="002d6b67" officeooo:paragraph-rsid="002d6b67"/>
    </style:style>
    <style:style style:name="P9" style:family="paragraph" style:parent-style-name="Standard">
      <style:text-properties officeooo:rsid="002d6b67" officeooo:paragraph-rsid="0034a13d"/>
    </style:style>
    <style:style style:name="P10" style:family="paragraph" style:parent-style-name="Standard">
      <style:text-properties officeooo:rsid="002d6b67" officeooo:paragraph-rsid="0037276f"/>
    </style:style>
    <style:style style:name="P11" style:family="paragraph" style:parent-style-name="Standard">
      <style:text-properties officeooo:rsid="002d6b67" officeooo:paragraph-rsid="00448857"/>
    </style:style>
    <style:style style:name="P12" style:family="paragraph" style:parent-style-name="Standard">
      <style:text-properties officeooo:rsid="002d6b67" officeooo:paragraph-rsid="004675d2"/>
    </style:style>
    <style:style style:name="P13" style:family="paragraph" style:parent-style-name="Standard">
      <style:text-properties officeooo:rsid="004a5853" officeooo:paragraph-rsid="004a5853"/>
    </style:style>
    <style:style style:name="P14" style:family="paragraph" style:parent-style-name="Standard">
      <style:text-properties officeooo:rsid="004db8b8" officeooo:paragraph-rsid="004db8b8"/>
    </style:style>
    <style:style style:name="P15" style:family="paragraph" style:parent-style-name="Standard">
      <style:text-properties officeooo:rsid="0053088e" officeooo:paragraph-rsid="0053088e"/>
    </style:style>
    <style:style style:name="P16" style:family="paragraph" style:parent-style-name="Standard">
      <style:text-properties officeooo:rsid="0053088e" officeooo:paragraph-rsid="005703cb"/>
    </style:style>
    <style:style style:name="P17" style:family="paragraph" style:parent-style-name="Standard">
      <style:text-properties officeooo:rsid="0053088e" officeooo:paragraph-rsid="00585de8"/>
    </style:style>
    <style:style style:name="P18" style:family="paragraph" style:parent-style-name="Standard">
      <style:text-properties officeooo:paragraph-rsid="00657375"/>
    </style:style>
    <style:style style:name="P19" style:family="paragraph" style:parent-style-name="Standard">
      <style:text-properties officeooo:rsid="006e8a90" officeooo:paragraph-rsid="006e8a90"/>
    </style:style>
    <style:style style:name="P20" style:family="paragraph" style:parent-style-name="Standard">
      <style:text-properties officeooo:rsid="00741028" officeooo:paragraph-rsid="00741028"/>
    </style:style>
    <style:style style:name="P21" style:family="paragraph" style:parent-style-name="Standard">
      <style:text-properties officeooo:paragraph-rsid="00741028"/>
    </style:style>
    <style:style style:name="P22" style:family="paragraph" style:parent-style-name="Standard">
      <style:text-properties officeooo:rsid="0075f96e" officeooo:paragraph-rsid="0075f96e"/>
    </style:style>
    <style:style style:name="P23" style:family="paragraph" style:parent-style-name="Standard">
      <style:text-properties officeooo:paragraph-rsid="007ba8cd"/>
    </style:style>
    <style:style style:name="P2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letter-spacing="normal" fo:font-style="normal" fo:font-weight="normal" loext:padding="0cm" loext:border="none"/>
    </style:style>
    <style:style style:name="P2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letter-spacing="normal" fo:font-style="normal" fo:font-weight="normal" officeooo:paragraph-rsid="0082fa77" loext:padding="0cm" loext:border="none"/>
    </style:style>
    <style:style style:name="P2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letter-spacing="normal" fo:font-style="normal" fo:font-weight="normal" officeooo:rsid="00840602" officeooo:paragraph-rsid="00840602" loext:padding="0cm" loext:border="none"/>
    </style:style>
    <style:style style:name="P27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letter-spacing="normal" fo:font-style="normal" fo:font-weight="normal" officeooo:rsid="00840602" officeooo:paragraph-rsid="008dc0cf" loext:padding="0cm" loext:border="none"/>
    </style:style>
    <style:style style:name="P28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letter-spacing="normal" fo:font-style="normal" fo:font-weight="normal" officeooo:rsid="00840602" officeooo:paragraph-rsid="008f0b07" loext:padding="0cm" loext:border="none"/>
    </style:style>
    <style:style style:name="P29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letter-spacing="normal" fo:font-style="normal" fo:font-weight="normal" officeooo:rsid="00840602" officeooo:paragraph-rsid="0090c160" loext:padding="0cm" loext:border="none"/>
    </style:style>
    <style:style style:name="P30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letter-spacing="normal" fo:font-style="normal" fo:font-weight="normal" officeooo:rsid="0085d2ef" officeooo:paragraph-rsid="0085d2ef" loext:padding="0cm" loext:border="none"/>
    </style:style>
    <style:style style:name="P3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letter-spacing="normal" fo:font-style="normal" fo:font-weight="normal" officeooo:rsid="009287db" officeooo:paragraph-rsid="009287db" loext:padding="0cm" loext:border="none"/>
    </style:style>
    <style:style style:name="P32" style:family="paragraph" style:parent-style-name="Standard">
      <style:text-properties fo:font-variant="normal" fo:text-transform="none" fo:letter-spacing="normal" fo:font-style="normal" fo:font-weight="normal" officeooo:rsid="00a66507" officeooo:paragraph-rsid="00a66507" loext:padding="0cm" loext:border="none"/>
    </style:style>
    <style:style style:name="P3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letter-spacing="normal" fo:language="en" fo:country="US" fo:font-style="normal" fo:font-weight="normal" loext:padding="0cm" loext:border="none"/>
    </style:style>
    <style:style style:name="P34" style:family="paragraph" style:parent-style-name="Standard">
      <style:text-properties officeooo:rsid="009ceb4c" officeooo:paragraph-rsid="009ceb4c"/>
    </style:style>
    <style:style style:name="P35" style:family="paragraph" style:parent-style-name="Standard">
      <style:text-properties officeooo:rsid="009f12da" officeooo:paragraph-rsid="009f12da"/>
    </style:style>
    <style:style style:name="P36" style:family="paragraph" style:parent-style-name="Standard">
      <style:text-properties officeooo:rsid="00a0e8ea" officeooo:paragraph-rsid="00a0e8ea"/>
    </style:style>
    <style:style style:name="P37" style:family="paragraph" style:parent-style-name="Standard">
      <style:text-properties officeooo:rsid="00a66507" officeooo:paragraph-rsid="00a66507"/>
    </style:style>
    <style:style style:name="P38" style:family="paragraph" style:parent-style-name="Standard">
      <style:text-properties officeooo:rsid="00a8cff6" officeooo:paragraph-rsid="00aa95ff"/>
    </style:style>
    <style:style style:name="P39" style:family="paragraph" style:parent-style-name="Standard">
      <style:text-properties officeooo:rsid="00a8cff6" officeooo:paragraph-rsid="00add67b"/>
    </style:style>
    <style:style style:name="P40" style:family="paragraph" style:parent-style-name="Standard">
      <style:text-properties officeooo:rsid="00bc2b3f" officeooo:paragraph-rsid="00bc2b3f"/>
    </style:style>
    <style:style style:name="P41" style:family="paragraph" style:parent-style-name="Standard">
      <style:text-properties officeooo:paragraph-rsid="00cd1112"/>
    </style:style>
    <style:style style:name="P42" style:family="paragraph" style:parent-style-name="Standard">
      <style:text-properties officeooo:rsid="00d17624" officeooo:paragraph-rsid="00d17624"/>
    </style:style>
    <style:style style:name="P43" style:family="paragraph" style:parent-style-name="Standard">
      <style:text-properties fo:color="#1a237e" loext:opacity="100%" officeooo:paragraph-rsid="00c8334d"/>
    </style:style>
    <style:style style:name="P44" style:family="paragraph" style:parent-style-name="Standard">
      <style:text-properties fo:color="#1a237e" loext:opacity="100%"/>
    </style:style>
    <style:style style:name="P45" style:family="paragraph" style:parent-style-name="Standard">
      <style:text-properties fo:color="#1a237e" loext:opacity="100%" officeooo:paragraph-rsid="00d6a8a2"/>
    </style:style>
    <style:style style:name="P46" style:family="paragraph" style:parent-style-name="Standard">
      <style:text-properties fo:color="#1a237e" loext:opacity="100%" officeooo:rsid="00f672f2" officeooo:paragraph-rsid="00f672f2"/>
    </style:style>
    <style:style style:name="P47" style:family="paragraph" style:parent-style-name="Standard">
      <style:text-properties fo:color="#1a237e" loext:opacity="100%" officeooo:rsid="00f672f2" officeooo:paragraph-rsid="0108f528"/>
    </style:style>
    <style:style style:name="P48" style:family="paragraph" style:parent-style-name="Standard">
      <style:text-properties fo:color="#000000" loext:opacity="100%"/>
    </style:style>
    <style:style style:name="P49" style:family="paragraph" style:parent-style-name="Standard">
      <style:text-properties officeooo:rsid="00f672f2" officeooo:paragraph-rsid="00f672f2"/>
    </style:style>
    <style:style style:name="P50" style:family="paragraph" style:parent-style-name="Standard">
      <style:text-properties officeooo:rsid="00f8565b" officeooo:paragraph-rsid="00f8565b"/>
    </style:style>
    <style:style style:name="P51" style:family="paragraph" style:parent-style-name="Standard">
      <style:text-properties officeooo:rsid="00f8810a" officeooo:paragraph-rsid="00f8810a"/>
    </style:style>
    <style:style style:name="P52" style:family="paragraph" style:parent-style-name="Standard">
      <style:text-properties officeooo:rsid="00ffe114" officeooo:paragraph-rsid="00ffe114"/>
    </style:style>
    <style:style style:name="P53" style:family="paragraph" style:parent-style-name="Standard">
      <style:text-properties officeooo:rsid="00ffe114" officeooo:paragraph-rsid="01097ea0"/>
    </style:style>
    <style:style style:name="P54" style:family="paragraph" style:parent-style-name="Standard">
      <style:text-properties officeooo:rsid="0105f0ff" officeooo:paragraph-rsid="0105f0ff"/>
    </style:style>
    <style:style style:name="P55" style:family="paragraph" style:parent-style-name="Standard">
      <style:text-properties officeooo:rsid="010e783b" officeooo:paragraph-rsid="010e783b"/>
    </style:style>
    <style:style style:name="P56" style:family="paragraph" style:parent-style-name="Standard">
      <style:text-properties officeooo:rsid="011374d0" officeooo:paragraph-rsid="011374d0"/>
    </style:style>
    <style:style style:name="P57" style:family="paragraph" style:parent-style-name="Heading_20_3">
      <style:text-properties officeooo:rsid="0171c0ae"/>
    </style:style>
    <style:style style:name="P58" style:family="paragraph" style:parent-style-name="Heading_20_1">
      <style:text-properties fo:language="en" fo:country="US" officeooo:rsid="015581be" officeooo:paragraph-rsid="015581be"/>
    </style:style>
    <style:style style:name="P59" style:family="paragraph" style:parent-style-name="Heading_20_1">
      <style:paragraph-properties fo:break-before="page"/>
    </style:style>
    <style:style style:name="P60" style:family="paragraph" style:parent-style-name="Heading_20_1">
      <style:paragraph-properties fo:break-before="page"/>
      <style:text-properties officeooo:paragraph-rsid="00c8334d"/>
    </style:style>
    <style:style style:name="P61" style:family="paragraph" style:parent-style-name="Heading_20_2">
      <style:text-properties officeooo:rsid="01181e19" officeooo:paragraph-rsid="01181e19"/>
    </style:style>
    <style:style style:name="P62" style:family="paragraph" style:parent-style-name="Heading_20_2">
      <style:text-properties officeooo:rsid="015779e4" officeooo:paragraph-rsid="015779e4"/>
    </style:style>
    <style:style style:name="P63" style:family="paragraph" style:parent-style-name="Heading_20_2" style:list-style-name=""/>
    <style:style style:name="P64" style:family="paragraph" style:parent-style-name="Heading_20_2">
      <style:paragraph-properties fo:break-before="page"/>
    </style:style>
    <style:style style:name="P65" style:family="paragraph" style:parent-style-name="Heading_20_4">
      <style:text-properties fo:language="en" fo:country="US"/>
    </style:style>
    <style:style style:name="P66" style:family="paragraph" style:parent-style-name="Heading_20_4">
      <style:text-properties officeooo:rsid="00b22c4d" officeooo:paragraph-rsid="00b22c4d"/>
    </style:style>
    <style:style style:name="P67" style:family="paragraph" style:parent-style-name="Heading_20_4">
      <style:text-properties officeooo:paragraph-rsid="00c8334d"/>
    </style:style>
    <style:style style:name="P68" style:family="paragraph" style:parent-style-name="Standard">
      <style:text-properties officeooo:paragraph-rsid="007ba8cd"/>
    </style:style>
    <style:style style:name="P69" style:family="paragraph" style:parent-style-name="Standard">
      <style:text-properties officeooo:rsid="01181e19" officeooo:paragraph-rsid="01181e19"/>
    </style:style>
    <style:style style:name="P70" style:family="paragraph" style:parent-style-name="Standard">
      <style:text-properties officeooo:rsid="01256588" officeooo:paragraph-rsid="01256588"/>
    </style:style>
    <style:style style:name="P71" style:family="paragraph" style:parent-style-name="Standard">
      <style:text-properties officeooo:rsid="0126dc19" officeooo:paragraph-rsid="0126dc19"/>
    </style:style>
    <style:style style:name="P72" style:family="paragraph" style:parent-style-name="Standard">
      <style:text-properties officeooo:rsid="0126fd7f" officeooo:paragraph-rsid="0126fd7f"/>
    </style:style>
    <style:style style:name="P73" style:family="paragraph" style:parent-style-name="Standard">
      <style:text-properties officeooo:rsid="0126fd7f" officeooo:paragraph-rsid="012d64bc"/>
    </style:style>
    <style:style style:name="P74" style:family="paragraph" style:parent-style-name="Standard">
      <style:text-properties officeooo:rsid="0126fd7f" officeooo:paragraph-rsid="013936ea"/>
    </style:style>
    <style:style style:name="P75" style:family="paragraph" style:parent-style-name="Standard">
      <style:text-properties officeooo:rsid="0126fd7f" officeooo:paragraph-rsid="014112ac"/>
    </style:style>
    <style:style style:name="P76" style:family="paragraph" style:parent-style-name="Standard">
      <style:text-properties officeooo:rsid="0126fd7f" officeooo:paragraph-rsid="0143f451"/>
    </style:style>
    <style:style style:name="P77" style:family="paragraph" style:parent-style-name="Standard">
      <style:text-properties officeooo:rsid="0126fd7f" officeooo:paragraph-rsid="0145a56b"/>
    </style:style>
    <style:style style:name="P78" style:family="paragraph" style:parent-style-name="Standard">
      <style:text-properties officeooo:rsid="0126fd7f" officeooo:paragraph-rsid="0133d28c"/>
    </style:style>
    <style:style style:name="P79" style:family="paragraph" style:parent-style-name="Standard">
      <style:text-properties officeooo:rsid="0128f76c" officeooo:paragraph-rsid="013936ea"/>
    </style:style>
    <style:style style:name="P80" style:family="paragraph" style:parent-style-name="Standard">
      <style:text-properties officeooo:rsid="0148edb1" officeooo:paragraph-rsid="0148edb1"/>
    </style:style>
    <style:style style:name="P81" style:family="paragraph" style:parent-style-name="Standard">
      <style:text-properties officeooo:rsid="0149fc00" officeooo:paragraph-rsid="0149fc00"/>
    </style:style>
    <style:style style:name="P82" style:family="paragraph" style:parent-style-name="Standard">
      <style:text-properties officeooo:rsid="014eb190" officeooo:paragraph-rsid="014eb190"/>
    </style:style>
    <style:style style:name="P83" style:family="paragraph" style:parent-style-name="Standard">
      <style:text-properties officeooo:rsid="014eb190" officeooo:paragraph-rsid="0151c1f6"/>
    </style:style>
    <style:style style:name="P84" style:family="paragraph" style:parent-style-name="Standard">
      <style:text-properties officeooo:rsid="01527d3b" officeooo:paragraph-rsid="01527d3b"/>
    </style:style>
    <style:style style:name="P85" style:family="paragraph" style:parent-style-name="Standard">
      <style:text-properties officeooo:rsid="015bec11" officeooo:paragraph-rsid="015bec11"/>
    </style:style>
    <style:style style:name="P86" style:family="paragraph" style:parent-style-name="Standard">
      <style:text-properties fo:language="en" fo:country="US"/>
    </style:style>
    <style:style style:name="P87" style:family="paragraph" style:parent-style-name="Standard">
      <style:text-properties fo:language="en" fo:country="US" officeooo:rsid="015e680c" officeooo:paragraph-rsid="015e680c"/>
    </style:style>
    <style:style style:name="P88" style:family="paragraph" style:parent-style-name="Standard">
      <style:text-properties fo:language="en" fo:country="US" officeooo:rsid="016c7a5a" officeooo:paragraph-rsid="016c7a5a"/>
    </style:style>
    <style:style style:name="P89" style:family="paragraph" style:parent-style-name="Standard">
      <style:text-properties officeooo:paragraph-rsid="015ff660"/>
    </style:style>
    <style:style style:name="P90" style:family="paragraph" style:parent-style-name="Text_20_body">
      <style:text-properties officeooo:rsid="01192dfe" officeooo:paragraph-rsid="01192dfe"/>
    </style:style>
    <style:style style:name="P91" style:family="paragraph" style:parent-style-name="Text_20_body">
      <style:text-properties officeooo:rsid="016e05f3" officeooo:paragraph-rsid="016e05f3"/>
    </style:style>
    <style:style style:name="P92" style:family="paragraph" style:parent-style-name="Text_20_body">
      <style:text-properties officeooo:rsid="0171c0ae" officeooo:paragraph-rsid="0171c0ae"/>
    </style:style>
    <style:style style:name="T1" style:family="text">
      <style:text-properties officeooo:rsid="001d7e05"/>
    </style:style>
    <style:style style:name="T2" style:family="text">
      <style:text-properties officeooo:rsid="001ef255"/>
    </style:style>
    <style:style style:name="T3" style:family="text">
      <style:text-properties officeooo:rsid="0025b3b7"/>
    </style:style>
    <style:style style:name="T4" style:family="text">
      <style:text-properties officeooo:rsid="0027aedf"/>
    </style:style>
    <style:style style:name="T5" style:family="text">
      <style:text-properties officeooo:rsid="0028ddb8"/>
    </style:style>
    <style:style style:name="T6" style:family="text">
      <style:text-properties officeooo:rsid="00292399"/>
    </style:style>
    <style:style style:name="T7" style:family="text">
      <style:text-properties officeooo:rsid="00382084"/>
    </style:style>
    <style:style style:name="T8" style:family="text">
      <style:text-properties officeooo:rsid="00386613"/>
    </style:style>
    <style:style style:name="T9" style:family="text">
      <style:text-properties officeooo:rsid="0039a209"/>
    </style:style>
    <style:style style:name="T10" style:family="text">
      <style:text-properties officeooo:rsid="003b8ab1"/>
    </style:style>
    <style:style style:name="T11" style:family="text">
      <style:text-properties officeooo:rsid="003bb5bf"/>
    </style:style>
    <style:style style:name="T12" style:family="text">
      <style:text-properties officeooo:rsid="003cef7f"/>
    </style:style>
    <style:style style:name="T13" style:family="text">
      <style:text-properties officeooo:rsid="0040a08a"/>
    </style:style>
    <style:style style:name="T14" style:family="text">
      <style:text-properties officeooo:rsid="00415efe"/>
    </style:style>
    <style:style style:name="T15" style:family="text">
      <style:text-properties officeooo:rsid="0042a5b2"/>
    </style:style>
    <style:style style:name="T16" style:family="text">
      <style:text-properties officeooo:rsid="00439a90"/>
    </style:style>
    <style:style style:name="T17" style:family="text">
      <style:text-properties officeooo:rsid="004879fc"/>
    </style:style>
    <style:style style:name="T18" style:family="text">
      <style:text-properties officeooo:rsid="004c3ae8"/>
    </style:style>
    <style:style style:name="T19" style:family="text">
      <style:text-properties officeooo:rsid="004d6522"/>
    </style:style>
    <style:style style:name="T20" style:family="text">
      <style:text-properties officeooo:rsid="005a4097"/>
    </style:style>
    <style:style style:name="T21" style:family="text">
      <style:text-properties officeooo:rsid="005d61c2"/>
    </style:style>
    <style:style style:name="T22" style:family="text">
      <style:text-properties officeooo:rsid="006042b3"/>
    </style:style>
    <style:style style:name="T23" style:family="text">
      <style:text-properties officeooo:rsid="00618bd3"/>
    </style:style>
    <style:style style:name="T24" style:family="text">
      <style:text-properties officeooo:rsid="0062afbf"/>
    </style:style>
    <style:style style:name="T25" style:family="text">
      <style:text-properties officeooo:rsid="0063220c"/>
    </style:style>
    <style:style style:name="T26" style:family="text">
      <style:text-properties officeooo:rsid="00682288"/>
    </style:style>
    <style:style style:name="T27" style:family="text">
      <style:text-properties officeooo:rsid="006af68e"/>
    </style:style>
    <style:style style:name="T28" style:family="text">
      <style:text-properties officeooo:rsid="006ceae8"/>
    </style:style>
    <style:style style:name="T29" style:family="text">
      <style:text-properties officeooo:rsid="006fdb87"/>
    </style:style>
    <style:style style:name="T30" style:family="text">
      <style:text-properties officeooo:rsid="007149d3"/>
    </style:style>
    <style:style style:name="T31" style:family="text">
      <style:text-properties officeooo:rsid="00741028"/>
    </style:style>
    <style:style style:name="T32" style:family="text">
      <style:text-properties officeooo:rsid="0076beda"/>
    </style:style>
    <style:style style:name="T33" style:family="text">
      <style:text-properties officeooo:rsid="00786dfa"/>
    </style:style>
    <style:style style:name="T34" style:family="text">
      <style:text-properties officeooo:rsid="007951f6"/>
    </style:style>
    <style:style style:name="T35" style:family="text">
      <style:text-properties officeooo:rsid="007f9f5a"/>
    </style:style>
    <style:style style:name="T36" style:family="text">
      <style:text-properties officeooo:rsid="0082fa77"/>
    </style:style>
    <style:style style:name="T37" style:family="text">
      <style:text-properties officeooo:rsid="0083adea"/>
    </style:style>
    <style:style style:name="T38" style:family="text">
      <style:text-properties officeooo:rsid="00867d51"/>
    </style:style>
    <style:style style:name="T39" style:family="text">
      <style:text-properties officeooo:rsid="0087a023"/>
    </style:style>
    <style:style style:name="T40" style:family="text">
      <style:text-properties officeooo:rsid="00887f5c"/>
    </style:style>
    <style:style style:name="T41" style:family="text">
      <style:text-properties officeooo:rsid="008dc0cf"/>
    </style:style>
    <style:style style:name="T42" style:family="text">
      <style:text-properties officeooo:rsid="008f0b07"/>
    </style:style>
    <style:style style:name="T43" style:family="text">
      <style:text-properties officeooo:rsid="0090e7ac"/>
    </style:style>
    <style:style style:name="T44" style:family="text">
      <style:text-properties officeooo:rsid="00aa95ff"/>
    </style:style>
    <style:style style:name="T45" style:family="text">
      <style:text-properties officeooo:rsid="00ad79d5"/>
    </style:style>
    <style:style style:name="T46" style:family="text">
      <style:text-properties officeooo:rsid="00add67b"/>
    </style:style>
    <style:style style:name="T47" style:family="text">
      <style:text-properties officeooo:rsid="00b9ef58"/>
    </style:style>
    <style:style style:name="T48" style:family="text">
      <style:text-properties officeooo:rsid="00ba8aef"/>
    </style:style>
    <style:style style:name="T49" style:family="text">
      <style:text-properties officeooo:rsid="00bcabb8"/>
    </style:style>
    <style:style style:name="T50" style:family="text">
      <style:text-properties officeooo:rsid="00bd4b33"/>
    </style:style>
    <style:style style:name="T51" style:family="text">
      <style:text-properties officeooo:rsid="00bf71cb"/>
    </style:style>
    <style:style style:name="T52" style:family="text">
      <style:text-properties officeooo:rsid="00c0a00c"/>
    </style:style>
    <style:style style:name="T53" style:family="text">
      <style:text-properties officeooo:rsid="00c5ecda"/>
    </style:style>
    <style:style style:name="T54" style:family="text">
      <style:text-properties officeooo:rsid="00c7d0cf"/>
    </style:style>
    <style:style style:name="T55" style:family="text">
      <style:text-properties officeooo:rsid="00cbcc4b"/>
    </style:style>
    <style:style style:name="T56" style:family="text">
      <style:text-properties officeooo:rsid="00cd1112"/>
    </style:style>
    <style:style style:name="T57" style:family="text">
      <style:text-properties officeooo:rsid="00d54628"/>
    </style:style>
    <style:style style:name="T58" style:family="text">
      <style:text-properties officeooo:rsid="00d80199"/>
    </style:style>
    <style:style style:name="T59" style:family="text">
      <style:text-properties officeooo:rsid="00d9df45"/>
    </style:style>
    <style:style style:name="T60" style:family="text">
      <style:text-properties officeooo:rsid="00da8c9d"/>
    </style:style>
    <style:style style:name="T61" style:family="text">
      <style:text-properties officeooo:rsid="00e01f77"/>
    </style:style>
    <style:style style:name="T62" style:family="text">
      <style:text-properties officeooo:rsid="00e102bc"/>
    </style:style>
    <style:style style:name="T63" style:family="text">
      <style:text-properties officeooo:rsid="00e32205"/>
    </style:style>
    <style:style style:name="T64" style:family="text">
      <style:text-properties officeooo:rsid="00e4087e"/>
    </style:style>
    <style:style style:name="T65" style:family="text">
      <style:text-properties officeooo:rsid="00e59ae4"/>
    </style:style>
    <style:style style:name="T66" style:family="text">
      <style:text-properties officeooo:rsid="00e60894"/>
    </style:style>
    <style:style style:name="T67" style:family="text">
      <style:text-properties officeooo:rsid="00ecdb39"/>
    </style:style>
    <style:style style:name="T68" style:family="text">
      <style:text-properties officeooo:rsid="00eea44e"/>
    </style:style>
    <style:style style:name="T69" style:family="text">
      <style:text-properties officeooo:rsid="00efa767"/>
    </style:style>
    <style:style style:name="T70" style:family="text">
      <style:text-properties officeooo:rsid="00f0f259"/>
    </style:style>
    <style:style style:name="T71" style:family="text">
      <style:text-properties officeooo:rsid="00f27962"/>
    </style:style>
    <style:style style:name="T72" style:family="text">
      <style:text-properties officeooo:rsid="00f672f2"/>
    </style:style>
    <style:style style:name="T73" style:family="text">
      <style:text-properties officeooo:rsid="00f8935e"/>
    </style:style>
    <style:style style:name="T74" style:family="text">
      <style:text-properties officeooo:rsid="00fa5470"/>
    </style:style>
    <style:style style:name="T75" style:family="text">
      <style:text-properties officeooo:rsid="00fb8d49"/>
    </style:style>
    <style:style style:name="T76" style:family="text">
      <style:text-properties officeooo:rsid="00fc8bd5"/>
    </style:style>
    <style:style style:name="T77" style:family="text">
      <style:text-properties officeooo:rsid="00fcd951"/>
    </style:style>
    <style:style style:name="T78" style:family="text">
      <style:text-properties officeooo:rsid="0101b773"/>
    </style:style>
    <style:style style:name="T79" style:family="text">
      <style:text-properties officeooo:rsid="01021fa5"/>
    </style:style>
    <style:style style:name="T80" style:family="text">
      <style:text-properties officeooo:rsid="01042ae5"/>
    </style:style>
    <style:style style:name="T81" style:family="text">
      <style:text-properties officeooo:rsid="0104889e"/>
    </style:style>
    <style:style style:name="T82" style:family="text">
      <style:text-properties officeooo:rsid="01063392"/>
    </style:style>
    <style:style style:name="T83" style:family="text">
      <style:text-properties officeooo:rsid="0108f528"/>
    </style:style>
    <style:style style:name="T84" style:family="text">
      <style:text-properties officeooo:rsid="01097ea0"/>
    </style:style>
    <style:style style:name="T85" style:family="text">
      <style:text-properties officeooo:rsid="010aa438"/>
    </style:style>
    <style:style style:name="T86" style:family="text">
      <style:text-properties officeooo:rsid="010cd68f"/>
    </style:style>
    <style:style style:name="T87" style:family="text">
      <style:text-properties officeooo:rsid="010dc423"/>
    </style:style>
    <style:style style:name="T88" style:family="text">
      <style:text-properties officeooo:rsid="01103685"/>
    </style:style>
    <style:style style:name="T89" style:family="text">
      <style:text-properties officeooo:rsid="0114f191"/>
    </style:style>
    <style:style style:name="T90" style:family="text">
      <style:text-properties officeooo:rsid="0117164c"/>
    </style:style>
    <style:style style:name="T91" style:family="text">
      <style:text-properties officeooo:rsid="011e7452"/>
    </style:style>
    <style:style style:name="T92" style:family="text">
      <style:text-properties officeooo:rsid="0126fd7f"/>
    </style:style>
    <style:style style:name="T93" style:family="text">
      <style:text-properties officeooo:rsid="0127f3bf"/>
    </style:style>
    <style:style style:name="T94" style:family="text">
      <style:text-properties officeooo:rsid="012a237d"/>
    </style:style>
    <style:style style:name="T95" style:family="text">
      <style:text-properties officeooo:rsid="012d599e"/>
    </style:style>
    <style:style style:name="T96" style:family="text">
      <style:text-properties officeooo:rsid="0133d28c"/>
    </style:style>
    <style:style style:name="T97" style:family="text">
      <style:text-properties officeooo:rsid="014112ac"/>
    </style:style>
    <style:style style:name="T98" style:family="text">
      <style:text-properties officeooo:rsid="01427d87"/>
    </style:style>
    <style:style style:name="T99" style:family="text">
      <style:text-properties officeooo:rsid="0143f451"/>
    </style:style>
    <style:style style:name="T100" style:family="text">
      <style:text-properties officeooo:rsid="014f1116"/>
    </style:style>
    <style:style style:name="T101" style:family="text">
      <style:text-properties officeooo:rsid="0151c1f6"/>
    </style:style>
    <style:style style:name="T102" style:family="text">
      <style:text-properties officeooo:rsid="015418a0"/>
    </style:style>
    <style:style style:name="T103" style:family="text">
      <style:text-properties officeooo:rsid="0156aee4"/>
    </style:style>
    <style:style style:name="T104" style:family="text">
      <style:text-properties officeooo:rsid="0158b93e"/>
    </style:style>
    <style:style style:name="T105" style:family="text">
      <style:text-properties officeooo:rsid="015b7132"/>
    </style:style>
    <style:style style:name="T106" style:family="text">
      <style:text-properties officeooo:rsid="015cadd8"/>
    </style:style>
    <style:style style:name="T107" style:family="text">
      <style:text-properties officeooo:rsid="015ff660"/>
    </style:style>
    <style:style style:name="T108" style:family="text">
      <style:text-properties officeooo:rsid="016331c7"/>
    </style:style>
    <style:style style:name="T109" style:family="text">
      <style:text-properties officeooo:rsid="016ac0ac"/>
    </style:style>
    <style:style style:name="T110" style:family="text">
      <style:text-properties officeooo:rsid="016d6516"/>
    </style:style>
    <style:style style:name="T111" style:family="text">
      <style:text-properties officeooo:rsid="016debc9"/>
    </style:style>
    <style:style style:name="T112" style:family="text">
      <style:text-properties officeooo:rsid="016e045b"/>
    </style:style>
    <style:style style:name="T113" style:family="text">
      <style:text-properties officeooo:rsid="0171fa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KA <text:span text:style-name="T103">curriculum</text:span></text:p>
      <text:h text:style-name="P58" text:outline-level="1">Cluster architecture, installation and configuration.</text:h>
      <text:h text:style-name="P62" text:outline-level="2">Provision underlying infrastructure (from ubuntu 20.04)</text:h>
      <text:p text:style-name="P85"># https://kubernetes.io/docs/setup/production-environment/tools/kubeadm/install-kubeadm/</text:p>
      <text:p text:style-name="Standard"/>
      <text:p text:style-name="Standard"># Update and install tools.</text:p>
      <text:p text:style-name="P70">sudo -i</text:p>
      <text:p text:style-name="Standard">apt-get update &amp;&amp; apt-get upgrade -y</text:p>
      <text:p text:style-name="P89">apt-<text:span text:style-name="T91">get</text:span> install curl apt-transport-https vim wget <text:s/>software-properties-common lsb-release ca-certificates <text:s/>-y</text:p>
      <text:p text:style-name="Standard"/>
      <text:p text:style-name="Standard"># Disable swap and ensure modules are available.</text:p>
      <text:p text:style-name="Standard">swapoff -a</text:p>
      <text:p text:style-name="Standard">modprobe overlay</text:p>
      <text:p text:style-name="Standard">modprobe br_netfilter</text:p>
      <text:p text:style-name="Standard"/>
      <text:p text:style-name="P71"># C<text:span text:style-name="T107">onfigure iptables and ip forwarding.</text:span></text:p>
      <text:p text:style-name="P72"><text:span text:style-name="T93">v</text:span>im /etc/sysctl.d/kubernetes.conf</text:p>
      <text:p text:style-name="P79"># <text:span text:style-name="T92">net.bridge.bridge-nf-call-ip6tables = 1</text:span></text:p>
      <text:p text:style-name="P74"><text:span text:style-name="T94"># </text:span>net.bridge.bridge-nf-call-iptables = 1</text:p>
      <text:p text:style-name="P74"><text:span text:style-name="T94"># </text:span>net.ipv4.ip_forward = 1</text:p>
      <text:p text:style-name="P72">sysctl --system</text:p>
      <text:p text:style-name="P72"/>
      <text:p text:style-name="P73"><text:span text:style-name="T96">#</text:span><text:span text:style-name="T95"># Install docker.</text:span></text:p>
      <text:p text:style-name="P78">sudo apt install containerd -y</text:p>
      <text:p text:style-name="P75">systemctl <text:span text:style-name="T108">status/</text:span>restart containerd</text:p>
      <text:p text:style-name="P75"/>
      <text:p text:style-name="P76"><text:span text:style-name="T98">#</text:span><text:span text:style-name="T97"># Install kubernetes.</text:span></text:p>
      <text:p text:style-name="P80"># Add the key.<text:line-break/>sh -c "curl -s https://packages.cloud.google.com/apt/doc/apt-key.gpg | apt-key add -"</text:p>
      <text:p text:style-name="P80"/>
      <text:p text:style-name="P77"><text:span text:style-name="T99"># Create the apt source list file.</text:span></text:p>
      <text:p text:style-name="P77">sh -c "echo 'deb http://apt.kubernetes.io/ kubernetes-xenial main' &gt;&gt; /etc/apt/sources.list.d/kubernetes.list"</text:p>
      <text:p text:style-name="P77"/>
      <text:p text:style-name="P81"># Install packages.<text:line-break/>apt-get update &amp;&amp; apt-get install -y kubeadm=1.27.1-00 kubelet=1.27.1-00 kubectl=1.27.1-00</text:p>
      <text:p text:style-name="P81">apt-mark hold kubelet kubeadm kubectl</text:p>
      <text:p text:style-name="P81"/>
      <text:p text:style-name="P83"># Set the <text:span text:style-name="T105">cp </text:span>hostname<text:span text:style-name="T100">.<text:line-break/></text:span><text:span text:style-name="T101"># Get the “private” </text:span><text:span text:style-name="T105">cp </text:span><text:span text:style-name="T101">instance IP address.</text:span></text:p>
      <text:p text:style-name="P83"><text:span text:style-name="T100">hostname -i</text:span></text:p>
      <text:p text:style-name="P82">ip addr show</text:p>
      <text:p text:style-name="P82">vim /etc/hosts</text:p>
      <text:p text:style-name="P84"># &lt;<text:span text:style-name="T102">privateIp</text:span>&gt; <text:span text:style-name="T104">k8scp</text:span></text:p>
      <text:p text:style-name="P82"/>
      <text:h text:style-name="P63" text:outline-level="2"/>
      <text:h text:style-name="P64" text:outline-level="2">Create <text:span text:style-name="T106">and upgrade a </text:span>cluster <text:span text:style-name="T106">using kubeadm</text:span></text:h>
      <text:p text:style-name="P87"># Create a kubeadm-config.yaml file.</text:p>
      <text:p text:style-name="P87">apiVersion: kubeadm.k8s.io/v1beta3</text:p>
      <text:p text:style-name="P87">kind: ClusterConfiguration</text:p>
      <text:p text:style-name="P87">kubernetesVersion: 1.27.1</text:p>
      <text:p text:style-name="P88"># Shared endpoint for all CP nodes <text:span text:style-name="T110">(</text:span><text:span text:style-name="T112">r</text:span><text:span text:style-name="T110">equired when high availability: </text:span><text:span text:style-name="T111">load balancer IP</text:span><text:span text:style-name="T110">)</text:span>.</text:p>
      <text:p text:style-name="P87">controlPlaneEndpoint: "k8scp:6443"</text:p>
      <text:p text:style-name="P87">networking:</text:p>
      <text:p text:style-name="P87"><text:s text:c="2"/>podSubnet: 192.168.0.0/16</text:p>
      <text:p text:style-name="P1"/>
      <text:p text:style-name="P1">#<text:span text:style-name="T35">#</text:span> Initiali<text:span text:style-name="T89">z</text:span>e a new cluster.</text:p>
      <text:p text:style-name="P1">kubeadm init --config=kubeadm-config.yaml –upload-certs <text:span text:style-name="T109">| tee $HOME/cp.out</text:span></text:p>
      <text:p text:style-name="P1">kubectl cluster-info</text:p>
      <text:p text:style-name="P1"/>
      <text:p text:style-name="P1"/>
      <text:p text:style-name="P3"><text:span text:style-name="T35">#</text:span># Join workers to the cluster.</text:p>
      <text:p text:style-name="P4"># On the CP, create a token <text:span text:style-name="T36">and a </text:span><text:span text:style-name="T37">discovery token</text:span><text:span text:style-name="T36"> CA cert hash.</text:span></text:p>
      <text:p text:style-name="P1">sudo kubeadm token create</text:p>
      <text:p text:style-name="P1">sudo kubeadm token list</text:p>
      <text:p text:style-name="P33">openssl x509 -pubkey \</text:p>
      <text:p text:style-name="P24">-in /etc/kubernetes/pki/ca.crt | openssl rsa \</text:p>
      <text:p text:style-name="P24">-pubin -outform der 2&gt;/dev/null | openssl dgst \</text:p>
      <text:p text:style-name="P25">-sha256 -hex | sed 's/ˆ.* //'</text:p>
      <text:p text:style-name="P25"/>
      <text:p text:style-name="P30"># Edit /etc/hosts and add a entry for the CP node.</text:p>
      <text:p text:style-name="P31"># Ex: 172.31.44.140 k8scp</text:p>
      <text:p text:style-name="P29">&lt;<text:span text:style-name="T43">ControlPlaneIp</text:span>&gt; &lt;<text:span text:style-name="T42">ControlPlaneHostName</text:span>&gt;</text:p>
      <text:p text:style-name="P25"/>
      <text:p text:style-name="P26"># Join to worker to the cluster.</text:p>
      <text:p text:style-name="P27">kubeadm join <text:span text:style-name="T41">\</text:span></text:p>
      <text:p text:style-name="P27">--token &lt;<text:span text:style-name="T38">tokenCreated</text:span>&gt; <text:span text:style-name="T41">\</text:span></text:p>
      <text:p text:style-name="P28">&lt;<text:span text:style-name="T42">ControlPlaneHostName</text:span>&gt;:6443 <text:span text:style-name="T42">\</text:span></text:p>
      <text:p text:style-name="P28">--discovery-token-ca-cert-hash <text:span text:style-name="T39">sha256:</text:span>&lt;<text:span text:style-name="T39">discoveryTokenCaCert</text:span><text:span text:style-name="T40">Hash</text:span>&gt;</text:p>
      <text:p text:style-name="P24"/>
      <text:p text:style-name="P24"/>
      <text:p text:style-name="P1">#<text:span text:style-name="T35">#</text:span> Basic nodes / pods / event commands.</text:p>
      <text:p text:style-name="P1">kubectl get node</text:p>
      <text:p text:style-name="P1">kubectl describe node &lt;name&gt;</text:p>
      <text:p text:style-name="P1">kubectl get pods <text:span text:style-name="T1">[</text:span>--all-namespaces<text:span text:style-name="T1">]</text:span> <text:span text:style-name="T1">[</text:span>-o wide<text:span text:style-name="T1">|json|yaml]</text:span></text:p>
      <text:p text:style-name="P1">kubectl delete pod &lt;<text:span text:style-name="T2">podN</text:span>ame&gt;</text:p>
      <text:p text:style-name="P1">kubectl get events</text:p>
      <text:p text:style-name="P1"/>
      <text:p text:style-name="P2"># Log in a pod/container.</text:p>
      <text:p text:style-name="P6">kubectl exec -it &lt;<text:span text:style-name="T5">etcdPodName&gt;</text:span> -- sh</text:p>
      <text:p text:style-name="P6"/>
      <text:h text:style-name="P65" text:outline-level="4">Backup the etcd database</text:h>
      <text:p text:style-name="Standard"># <text:span text:style-name="T3">Find the etcd </text:span><text:span text:style-name="T6">pod</text:span><text:span text:style-name="T3"> name, log</text:span> in and <text:span text:style-name="T4">list </text:span>the certificate <text:span text:style-name="T7">files (name</text:span><text:span text:style-name="T10">s</text:span><text:span text:style-name="T7"> will be used </text:span><text:span text:style-name="T12">in</text:span><text:span text:style-name="T11"> the next commands</text:span><text:span text:style-name="T7">)</text:span>.</text:p>
      <text:p text:style-name="Standard">kubectl get pods -n kube-system | grep etcd</text:p>
      <text:p text:style-name="P7">kubectl -n kube-system exec -it &lt;<text:span text:style-name="T5">etcdPodName&gt;</text:span> -- sh</text:p>
      <text:p text:style-name="Standard">echo /etc/kubernetes/pki/etcd/*</text:p>
      <text:p text:style-name="Standard"/>
      <text:p text:style-name="P8"># <text:span text:style-name="T8">P</text:span>erform a database health check (loopback IP, port 2379).</text:p>
      <text:p text:style-name="P9">kubectl -n kube-system exec -it &lt;<text:span text:style-name="T5">etcdPodName&gt;</text:span> -- sh \</text:p>
      <text:p text:style-name="P8">-c "ETCDCTL_API=3 \</text:p>
      <text:p text:style-name="P8"><text:soft-page-break/>ETCDCTL_CACERT=/etc/kubernetes/pki/etcd/ca.crt \</text:p>
      <text:p text:style-name="P8">ETCDCTL_CERT=/etc/kubernetes/pki/etcd/server.crt \</text:p>
      <text:p text:style-name="P8">ETCDCTL_KEY=/etc/kubernetes/pki/etcd/server.key \</text:p>
      <text:p text:style-name="P8">etcdctl endpoint health"</text:p>
      <text:p text:style-name="P8"/>
      <text:p text:style-name="P8"># Determine how many databases are part of the cluster (3 or 5 in production, 1 in bas<text:span text:style-name="T9">ic</text:span> install).</text:p>
      <text:p text:style-name="P8"># -w table for a display in a table format.</text:p>
      <text:p text:style-name="P10">kubectl -n kube-system exec -it &lt;<text:span text:style-name="T5">etcdPodName&gt;</text:span> -- sh \</text:p>
      <text:p text:style-name="P8">-c "ETCDCTL_API=3 \</text:p>
      <text:p text:style-name="P8">ETCDCTL_CACERT=/etc/kubernetes/pki/etcd/ca.crt \</text:p>
      <text:p text:style-name="P8">ETCDCTL_CERT=/etc/kubernetes/pki/etcd/server.crt \</text:p>
      <text:p text:style-name="P8">ETCDCTL_KEY=/etc/kubernetes/pki/etcd/server.key \</text:p>
      <text:p text:style-name="P8">etcdctl --endpoints=https://127.0.0.1:2379 member list -w table"</text:p>
      <text:p text:style-name="P8"/>
      <text:p text:style-name="P11"># <text:span text:style-name="T14">Find the etcd datadir </text:span><text:span text:style-name="T17">(/var/lib/etcd/) </text:span><text:span text:style-name="T14">and s</text:span>ave a <text:span text:style-name="T16">database </text:span>snapshot <text:span text:style-name="T15">in it</text:span><text:span text:style-name="T13">.<text:line-break/>sudo grep data-dir /etc/kubernetes/manifests/etcd.yaml</text:span></text:p>
      <text:p text:style-name="P12">kubectl -n kube-system exec -it &lt;<text:span text:style-name="T5">etcdPodName&gt;</text:span> -- sh \</text:p>
      <text:p text:style-name="P8">-c "ETCDCTL_API=3 \</text:p>
      <text:p text:style-name="P8">ETCDCTL_CACERT=/etc/kubernetes/pki/etcd/ca.crt \</text:p>
      <text:p text:style-name="P8">ETCDCTL_CERT=/etc/kubernetes/pki/etcd/server.crt \</text:p>
      <text:p text:style-name="P8">ETCDCTL_KEY=/etc/kubernetes/pki/etcd/server.key \</text:p>
      <text:p text:style-name="P8">etcdctl --endpoints=https://127.0.0.1:2379 snapshot save /var/lib/etcd/snapshot.db"</text:p>
      <text:p text:style-name="P8"/>
      <text:p text:style-name="P13"># Store snapshot <text:span text:style-name="T18">file</text:span>, certificates to access <text:span text:style-name="T19">it and cluster configuration </text:span><text:span text:style-name="T20">in a backup directory.</text:span></text:p>
      <text:p text:style-name="P14">mkdir $HOME/etcd-backup-$(date +%m-%d-%y); ls -la $HOME | grep etcd-backup-</text:p>
      <text:p text:style-name="P15">sudo cp /var/lib/etcd/snapshot.db $HOME/etcd-backup-12-16-23/snapshot.db</text:p>
      <text:p text:style-name="P16">sudo cp -r /etc/kubernetes/pki/etcd $HOME/etcd-backup-12-16-23/</text:p>
      <text:p text:style-name="P17">sudo cp /root/kubeadm-config.yaml $HOME/etcd-backup-12-16-23/</text:p>
      <text:p text:style-name="P17"/>
      <text:h text:style-name="Heading_20_4" text:outline-level="4">Upgrading the cluster to a new version</text:h>
      <text:p text:style-name="P19">## CP node.</text:p>
      <text:p text:style-name="Standard"># <text:span text:style-name="T28">I</text:span><text:span text:style-name="T21">nstall the new kubeadm version.</text:span></text:p>
      <text:p text:style-name="Standard">sudo apt-get install -y kubeadm=1.28.1-00 --allow-change-held-packages</text:p>
      <text:p text:style-name="Standard">sudo apt-mark hold kubeadm</text:p>
      <text:p text:style-name="P18">sudo kubeadm version<text:line-break/></text:p>
      <text:p text:style-name="P18"># Drain all possible nodes, ignoring the daemonsets.</text:p>
      <text:p text:style-name="P18">kubectl drain cp --ignore-daemonsets</text:p>
      <text:p text:style-name="P18"><text:line-break/><text:span text:style-name="T23"># </text:span><text:span text:style-name="T22"><text:s/></text:span><text:span text:style-name="T24">G</text:span><text:span text:style-name="T22">et the upgrade plan (</text:span><text:span text:style-name="T24">which version can be used as a target), </text:span><text:span text:style-name="T25">and run the upgrade.</text:span></text:p>
      <text:p text:style-name="Standard">sudo kubeadm upgrade plan<text:line-break/>sudo kubeadm upgrade apply v1.28.1</text:p>
      <text:p text:style-name="Standard"/>
      <text:p text:style-name="Standard"># Check the cp node is "Ready,SchedulingDisabled", and version still not shown as upgraded.</text:p>
      <text:p text:style-name="Standard">kubectl get node</text:p>
      <text:p text:style-name="Standard"/>
      <text:p text:style-name="Standard"># Upgrade<text:span text:style-name="T26"> </text:span>kubelet and kubectl.</text:p>
      <text:p text:style-name="Standard">sudo apt-mark unhold kubelet kubectl</text:p>
      <text:p text:style-name="Standard">sudo apt-get install -y kubelet=1.28.1-00 kubectl=1.28.1-00</text:p>
      <text:p text:style-name="Standard">sudo apt-mark hold kubelet kubectl</text:p>
      <text:p text:style-name="Standard"/>
      <text:p text:style-name="Standard"># Restart the daemons, check cp node version upgraded.</text:p>
      <text:p text:style-name="Standard">sudo systemctl daemon-reload</text:p>
      <text:p text:style-name="Standard">sudo systemctl restart kubelet</text:p>
      <text:p text:style-name="Standard">kubectl get node</text:p>
      <text:p text:style-name="Standard"><text:soft-page-break/></text:p>
      <text:p text:style-name="Standard"># <text:span text:style-name="T27">M</text:span>ake the <text:span text:style-name="T34">node</text:span> available for the <text:span text:style-name="T33">pod </text:span>schedule (no status SchedulingDisabled).</text:p>
      <text:p text:style-name="P21">kubectl uncordon <text:span text:style-name="T31">&lt;nodeName&gt;</text:span></text:p>
      <text:p text:style-name="Standard">kubectl get node</text:p>
      <text:p text:style-name="Standard"/>
      <text:p text:style-name="Standard">## <text:span text:style-name="T29">Worker</text:span> node<text:span text:style-name="T29">s</text:span>.<text:line-break/><text:span text:style-name="T30"># U</text:span>pdate kubeadm.</text:p>
      <text:p text:style-name="Standard">sudo apt-mark unhold kubeadm</text:p>
      <text:p text:style-name="Standard">sudo apt-get update &amp;&amp; sudo apt-get install -y kubeadm=1.28.1-00</text:p>
      <text:p text:style-name="Standard">sudo apt-mark hold kubeadm</text:p>
      <text:p text:style-name="Standard"/>
      <text:p text:style-name="P20"># Drain workers.</text:p>
      <text:p text:style-name="P20">kubectl drain &lt;nodeName&gt; --ignore-daemonsets</text:p>
      <text:p text:style-name="P20"/>
      <text:p text:style-name="P22"># <text:span text:style-name="T32">U</text:span>pgrade kubelet and kubectl, and restart processes.</text:p>
      <text:p text:style-name="P22">sudo apt-mark unhold kubelet kubectl</text:p>
      <text:p text:style-name="P22">sudo apt-get install -y kubelet=1.28.1-00 kubectl=1.28.1-00</text:p>
      <text:p text:style-name="P22">sudo apt-mark hold kubelet kubectl</text:p>
      <text:p text:style-name="P22">sudo systemctl daemon-reload</text:p>
      <text:p text:style-name="P22">sudo systemctl restart kubelet</text:p>
      <text:p text:style-name="P22"/>
      <text:p text:style-name="P23"># <text:span text:style-name="T27">M</text:span>ake the <text:span text:style-name="T34">node</text:span> available for the <text:span text:style-name="T33">pod </text:span>schedule (no status SchedulingDisabled).<text:line-break/>kubectl uncordon <text:span text:style-name="T31">&lt;nodeName&gt;</text:span></text:p>
      <text:p text:style-name="P23">kubectl get node</text:p>
      <text:p text:style-name="P23"/>
      <text:h text:style-name="Heading_20_2" text:outline-level="2">RBAC</text:h>
      <text:h text:style-name="P57" text:outline-level="3"/>
      <text:h text:style-name="P59" text:outline-level="1">API</text:h>
      <text:h text:style-name="P61" text:outline-level="2">Configure TLS for RESTful API Access</text:h>
      <text:p text:style-name="P90">Voir aussi security &gt; working with TLS.</text:p>
      <text:p text:style-name="Standard"># Faire effectuer une action par l’API <text:span text:style-name="T90">par une requête CURL.</text:span></text:p>
      <text:p text:style-name="Standard"># --cert et --key sont les paramètres de l'utilisateur (section users fichier de config) --cacert section cluster.</text:p>
      <text:p text:style-name="P69"># Fichier</text:p>
      <text:p text:style-name="Standard"># Il faut les encoder en base64 avant de les utiliser avec CURL: echo $client | base64 -d - &gt; ./client.pem</text:p>
      <text:p text:style-name="Standard"/>
      <text:p text:style-name="Standard"># List pods.</text:p>
      <text:p text:style-name="Standard">curl --cert ./client.pem \</text:p>
      <text:p text:style-name="Standard"><text:s text:c="2"/>--key ./client-key.pem \</text:p>
      <text:p text:style-name="Standard"><text:s text:c="2"/>--cacert ./ca.pem \</text:p>
      <text:p text:style-name="Standard"><text:s text:c="2"/>https://k8scp:6443/api/v1/pods</text:p>
      <text:p text:style-name="Standard"/>
      <text:p text:style-name="Standard"># Create new pod.</text:p>
      <text:p text:style-name="Standard">curl --cert ./client.pem --key ./client-key.pem --cacert ./ca.pem https://k8scp:6443/api/v1/namespaces/default/pods -XPOST -H'Content-Type: application/json' <text:a xlink:type="simple" xlink:href="mailto:-d@newpod.json" text:style-name="Internet_20_link" text:visited-style-name="Visited_20_Internet_20_Link">-d@newpod.json</text:a></text:p>
      <text:p text:style-name="Standard"/>
      <text:h text:style-name="Heading_20_2" text:outline-level="2">Access API through proxy</text:h>
      <text:p text:style-name="Text_20_body"/>
      <text:h text:style-name="Heading_20_2" text:outline-level="2">Authentication and authorization</text:h>
      <text:h text:style-name="Heading_20_3" text:outline-level="3">User contexts</text:h>
      <text:h text:style-name="Heading_20_3" text:outline-level="3">RBAC</text:h>
      <text:h text:style-name="P59" text:outline-level="1">API</text:h>
      <text:h text:style-name="P66" text:outline-level="4"><text:span text:style-name="T47">CURL </text:span><text:span text:style-name="T48">API call b</text:span>asic auth method</text:h>
      <text:p text:style-name="Standard"># On CP, create a bearer token.</text:p>
      <text:p text:style-name="Standard">export token=$(kubectl create token default)</text:p>
      <text:p text:style-name="Standard"/>
      <text:p text:style-name="P40"># <text:span text:style-name="T49">Get API group list, </text:span><text:span text:style-name="T50">v1 details, </text:span><text:span text:style-name="T51">and namespaces (</text:span><text:span text:style-name="T52">will fail, system serviceaccount does not have RBAC rights).</text:span></text:p>
      <text:p text:style-name="Standard">curl https://k8scp:6443/apis --header "Authorization: Bearer $token" -k</text:p>
      <text:p text:style-name="Standard">curl https://k8scp:6443/api/v1 --header "Authorization: Bearer $token" -k</text:p>
      <text:p text:style-name="Standard">curl https://k8scp:6443/api/v1/namespaces --header "Authorization: Bearer $token" -k</text:p>
      <text:p text:style-name="Standard"/>
      <text:h text:style-name="Heading_20_4" text:outline-level="4">CURL API call <text:span text:style-name="T47">client authentication method</text:span></text:h>
      <text:p text:style-name="Standard">## Export the certificates required to send an API request.</text:p>
      <text:p text:style-name="P34"># client-certificate-data.</text:p>
      <text:p text:style-name="Standard">export client=$(grep client-cert $HOME/.kube/config | cut -d" " -f 6)</text:p>
      <text:p text:style-name="Standard">echo $client</text:p>
      <text:p text:style-name="Standard">echo $client | base64 -d - &gt; ./client.pem</text:p>
      <text:p text:style-name="P35"># client-key-data.</text:p>
      <text:p text:style-name="Standard">export key=$(grep client-key-data $HOME/.kube/config | cut -d " " -f 6)</text:p>
      <text:p text:style-name="Standard">echo $key<text:line-break/>echo $key | base64 -d - &gt; ./client-key.pem</text:p>
      <text:p text:style-name="P36"># certificate-authority-data.</text:p>
      <text:p text:style-name="P36">export auth=$(grep certificate-authority-data $HOME/.kube/config |cut -d " " -f 6)</text:p>
      <text:p text:style-name="P36">echo $auth</text:p>
      <text:p text:style-name="P36">echo $auth | base64 -d - &gt; ./ca.pem</text:p>
      <text:p text:style-name="P36"/>
      <text:p text:style-name="P37"># Send a pod list request.</text:p>
      <text:p text:style-name="P32">curl --cert ./client.pem \</text:p>
      <text:p text:style-name="P24">--key ./client-key.pem \</text:p>
      <text:p text:style-name="P24">--cacert ./ca.pem \</text:p>
      <text:p text:style-name="P24">https://k8scp:6443/api/v1/pods</text:p>
      <text:p text:style-name="P37"/>
      <text:p text:style-name="P39"># Send a pod creation request <text:span text:style-name="T45">(</text:span><text:span text:style-name="T46">PodSpec in </text:span>curlpod.json <text:span text:style-name="T46">file</text:span><text:span text:style-name="T45">)</text:span>.</text:p>
      <text:p text:style-name="P38">curl --cert ./client.pem \</text:p>
      <text:p text:style-name="P38">--key ./client-key.pem <text:span text:style-name="T44">\</text:span></text:p>
      <text:p text:style-name="P38">--cacert ./ca.pem \</text:p>
      <text:p text:style-name="P38">https://k8scp:6443/api/v1/namespaces/default/pods \</text:p>
      <text:p text:style-name="P38">-XPOST -H 'Content-Type: application/json' <text:a xlink:type="simple" xlink:href="mailto:-d@curlpod.json" text:style-name="Internet_20_link" text:visited-style-name="Visited_20_Internet_20_Link">-d@curlpod.json</text:a></text:p>
      <text:p text:style-name="P38"/>
      <text:p text:style-name="P38">kubectl get pods</text:p>
      <text:p text:style-name="P38"/>
      <text:p text:style-name="P38"/>
      <text:h text:style-name="P60" text:outline-level="1">API Objects</text:h>
      <text:h text:style-name="P67" text:outline-level="4">Namespaces and resource limit <text:span text:style-name="T55">(LimitRange)</text:span></text:h>
      <text:p text:style-name="P5"># Creating <text:span text:style-name="T53">and retrieve </text:span>a new namespace.</text:p>
      <text:p text:style-name="P5">kubectl create namespace low-usage-limit</text:p>
      <text:p text:style-name="P5">kubectl get namespace</text:p>
      <text:p text:style-name="P5"/>
      <text:p text:style-name="P41"># Create a new LimitRang<text:span text:style-name="T54">e</text:span> object <text:span text:style-name="T56">(low-resource-range.yaml)</text:span>.</text:p>
      <text:p text:style-name="P43">apiVersion: v1</text:p>
      <text:p text:style-name="P43">kind: LimitRange</text:p>
      <text:p text:style-name="P43">metadata:</text:p>
      <text:p text:style-name="P43"><text:s text:c="2"/>name: low-resource-range</text:p>
      <text:p text:style-name="P43">spec:</text:p>
      <text:p text:style-name="P43"><text:s text:c="2"/>limits:</text:p>
      <text:p text:style-name="P43"><text:s text:c="2"/>- default:</text:p>
      <text:p text:style-name="P43"><text:s text:c="6"/>cpu: 1</text:p>
      <text:p text:style-name="P43"><text:s text:c="6"/>memory: 500Mi</text:p>
      <text:p text:style-name="P43"><text:s text:c="4"/>defaultRequest: 1</text:p>
      <text:p text:style-name="P43"><text:s text:c="6"/>cpu: 0.5</text:p>
      <text:p text:style-name="P43"><text:s text:c="6"/>memory: 100Mi</text:p>
      <text:p text:style-name="P43"><text:s text:c="4"/>type: Container</text:p>
      <text:p text:style-name="P5"/>
      <text:p text:style-name="P5"># Apply it to namespace.</text:p>
      <text:p text:style-name="P5">kubectl --namespace=low-usage-limit create -f low-resource-range.yaml</text:p>
      <text:p text:style-name="P5">kubectl –namespace=low-usage-limit get LimitRange</text:p>
      <text:p text:style-name="P5"/>
      <text:p text:style-name="P42"># Create a new deployment in the namespace.</text:p>
      <text:p text:style-name="P42"># See pods inherited the limit range namespace configuration.</text:p>
      <text:p text:style-name="P42"/>
      <text:h text:style-name="Heading_20_4" text:outline-level="4">Job</text:h>
      <text:p text:style-name="P48"># Create a new <text:span text:style-name="T57">J</text:span>ob <text:span text:style-name="T57">object (job.yaml).</text:span></text:p>
      <text:p text:style-name="P44">apiVersion: batch/v1</text:p>
      <text:p text:style-name="P44">kind: Job</text:p>
      <text:p text:style-name="P44">metadata:</text:p>
      <text:p text:style-name="P44"><text:s text:c="2"/>name: sleepy</text:p>
      <text:p text:style-name="P44">spec:</text:p>
      <text:p text:style-name="P44"><text:s text:c="2"/><text:span text:style-name="T64"># </text:span><text:span text:style-name="T65">Number of times the job will be executed.</text:span></text:p>
      <text:p text:style-name="P44"><text:s text:c="2"/>completions: 5</text:p>
      <text:p text:style-name="P44"><text:s text:c="2"/><text:span text:style-name="T63"># Jobs will be executed 2 by 2).</text:span></text:p>
      <text:p text:style-name="P44"><text:s text:c="2"/>parallelism: 2</text:p>
      <text:p text:style-name="P44"><text:s text:c="2"/><text:span text:style-name="T61"># Will stop the job after 15 seconds (including completions, </text:span><text:span text:style-name="T66">and parrallelism?</text:span><text:span text:style-name="T62">).</text:span></text:p>
      <text:p text:style-name="P44"><text:s text:c="2"/>activeDeadlineSeconds: 15</text:p>
      <text:p text:style-name="P44"><text:s text:c="2"/>template:</text:p>
      <text:p text:style-name="P44"><text:s text:c="4"/>spec:</text:p>
      <text:p text:style-name="P44"><text:s text:c="6"/>containers:</text:p>
      <text:p text:style-name="P45"><text:s text:c="6"/><text:span text:style-name="T58"># The </text:span><text:span text:style-name="T57">container sleep</text:span><text:span text:style-name="T58">s</text:span><text:span text:style-name="T57"> 3 se</text:span><text:span text:style-name="T59">c</text:span><text:span text:style-name="T57">onds then stop</text:span><text:span text:style-name="T60">s.</text:span></text:p>
      <text:p text:style-name="P44"><text:s text:c="6"/>- name: resting</text:p>
      <text:p text:style-name="P44"><text:s text:c="8"/>image: busybox</text:p>
      <text:p text:style-name="P44"><text:s text:c="8"/>command: ["/bin/sleep"]</text:p>
      <text:p text:style-name="P44"><text:s text:c="8"/>args: ["<text:span text:style-name="T61">5</text:span>"]</text:p>
      <text:p text:style-name="P44"><text:s text:c="6"/>restartPolicy: Never</text:p>
      <text:p text:style-name="Standard"/>
      <text:p text:style-name="Standard">kubectl create -f job.yaml</text:p>
      <text:p text:style-name="Standard">kubectl get job</text:p>
      <text:p text:style-name="Standard"><text:soft-page-break/>kubectl describe jobs.batch sleepy</text:p>
      <text:p text:style-name="Standard">kubectl get jobs.batch sleepy -o yaml</text:p>
      <text:p text:style-name="Standard">kubectl delete jobs.batch sleepy</text:p>
      <text:p text:style-name="Standard"/>
      <text:h text:style-name="Heading_20_4" text:outline-level="4">CronJob</text:h>
      <text:p text:style-name="Standard"># Create a new ConJob object (cronjob.yaml).</text:p>
      <text:p text:style-name="P44">apiVersion: batch/v1</text:p>
      <text:p text:style-name="P44">kind: CronJob</text:p>
      <text:p text:style-name="P44">metadata:</text:p>
      <text:p text:style-name="P44"><text:s text:c="2"/>name: sleepy</text:p>
      <text:p text:style-name="P44">spec:</text:p>
      <text:p text:style-name="P44"><text:s text:c="2"/><text:span text:style-name="T68"># The job will be executed every 2 minutes </text:span><text:span text:style-name="T70">and stop after 10 seconds.</text:span></text:p>
      <text:p text:style-name="P44"><text:s text:c="2"/><text:span text:style-name="T71">s</text:span>chedule: "*/2 * * * *"</text:p>
      <text:p text:style-name="P44"><text:s text:c="2"/>activeDeadlineSeconds: 10</text:p>
      <text:p text:style-name="P44"><text:s text:c="2"/>jobTemplate:</text:p>
      <text:p text:style-name="P44"><text:s text:c="4"/>spec:</text:p>
      <text:p text:style-name="P44"><text:s text:c="6"/>template:</text:p>
      <text:p text:style-name="P44"><text:s text:c="8"/>spec:</text:p>
      <text:p text:style-name="P44"><text:s text:c="10"/>containers:</text:p>
      <text:p text:style-name="P44"><text:s text:c="10"/>- name: resting</text:p>
      <text:p text:style-name="P44"><text:s text:c="12"/>image: busybox</text:p>
      <text:p text:style-name="P44"><text:s text:c="12"/>command: ["/bin/sleep"]</text:p>
      <text:p text:style-name="P44"><text:s text:c="12"/>args: ["<text:span text:style-name="T69">30</text:span>"]</text:p>
      <text:p text:style-name="P44"><text:s text:c="10"/>restartPolicy: Never</text:p>
      <text:p text:style-name="Standard"/>
      <text:p text:style-name="Standard">kubectl create -f cron<text:span text:style-name="T67">j</text:span>ob.yaml</text:p>
      <text:p text:style-name="Standard">kubectl get cronJobs.batch</text:p>
      <text:p text:style-name="Standard">kubectl get jobs.batch</text:p>
      <text:p text:style-name="Standard">kubectl delete cronJobs.batch sleepy</text:p>
      <text:p text:style-name="Standard"/>
      <text:h text:style-name="Heading_20_4" text:outline-level="4">ReplicaSet</text:h>
      <text:p text:style-name="P54">## <text:s/><text:span text:style-name="T74">R</text:span><text:span text:style-name="T72">eplica</text:span><text:span text:style-name="T74">S</text:span><text:span text:style-name="T72">et </text:span><text:span text:style-name="T82">creation.</text:span></text:p>
      <text:p text:style-name="P49"><text:span text:style-name="T81">#</text:span> Create a <text:span text:style-name="T74">R</text:span>eplica<text:span text:style-name="T74">S</text:span>et <text:span text:style-name="T73">object </text:span><text:span text:style-name="T75">(rs.yaml)</text:span>.</text:p>
      <text:p text:style-name="P46">apiVersion: apps/v1</text:p>
      <text:p text:style-name="P46">kind: ReplicaSet</text:p>
      <text:p text:style-name="P46">metadata:</text:p>
      <text:p text:style-name="P46"><text:s text:c="2"/>name: rs-one</text:p>
      <text:p text:style-name="P46">spec:</text:p>
      <text:p text:style-name="P46"><text:s text:c="2"/><text:span text:style-name="T83"># Will create two replicas (pods)</text:span></text:p>
      <text:p text:style-name="P46"><text:s text:c="2"/>replicas: 2</text:p>
      <text:p text:style-name="P46"><text:s text:c="2"/>selector:</text:p>
      <text:p text:style-name="P46"><text:s text:c="4"/>matchLabels:</text:p>
      <text:p text:style-name="P46"><text:s text:c="6"/>system: <text:span text:style-name="T83">r</text:span>eplica-<text:span text:style-name="T83">o</text:span>ne</text:p>
      <text:p text:style-name="P46"><text:s text:c="2"/>template:</text:p>
      <text:p text:style-name="P46"><text:s text:c="4"/>metadata:</text:p>
      <text:p text:style-name="P46"><text:s text:c="6"/>labels:</text:p>
      <text:p text:style-name="P47"><text:s text:c="8"/>system: <text:span text:style-name="T83">r</text:span>eplica-<text:span text:style-name="T83">o</text:span>ne</text:p>
      <text:p text:style-name="P46"><text:s text:c="4"/>spec:</text:p>
      <text:p text:style-name="P46"><text:s text:c="6"/>containers:</text:p>
      <text:p text:style-name="P46"><text:s text:c="6"/>- name: nginx</text:p>
      <text:p text:style-name="P46"><text:s text:c="8"/>image: nginx:1.15.1</text:p>
      <text:p text:style-name="P46"><text:s text:c="8"/>ports:</text:p>
      <text:p text:style-name="P46"><text:s text:c="8"/>- containerPort: 80</text:p>
      <text:p text:style-name="P49"/>
      <text:p text:style-name="P49"><text:soft-page-break/>kubectl get rs</text:p>
      <text:p text:style-name="P49">kubectl describe rs rs-one</text:p>
      <text:p text:style-name="P49">kubectl get pods</text:p>
      <text:p text:style-name="P50"/>
      <text:p text:style-name="P50"># Will delete the ReplicaSet itself, but not the pods it controls.<text:line-break/>kubectl delete rs rs-one –cascade=orphan</text:p>
      <text:p text:style-name="P50"/>
      <text:p text:style-name="P51"># <text:span text:style-name="T76">When recreating the ReplicaSet, </text:span><text:span text:style-name="T77">it will take ownership on orphan pods since the selector did not change.</text:span></text:p>
      <text:p text:style-name="P51">kubectl create -f rs.yaml</text:p>
      <text:p text:style-name="P51">kubectl get rs</text:p>
      <text:p text:style-name="P51">kubectl get pods</text:p>
      <text:p text:style-name="P51"/>
      <text:p text:style-name="P53"><text:span text:style-name="T80">#</text:span># <text:span text:style-name="T84">ReplicaSet pod isolation.</text:span></text:p>
      <text:p text:style-name="P53"><text:span text:style-name="T85"># </text:span>Isolate a pod by changing its label <text:span text:style-name="T78">(labels.system: </text:span><text:span text:style-name="T79">i</text:span><text:span text:style-name="T78">solated-</text:span><text:span text:style-name="T79">p</text:span><text:span text:style-name="T78">od)</text:span>.</text:p>
      <text:p text:style-name="P52">kubectl edit pod &lt;podName&gt;</text:p>
      <text:p text:style-name="P52"/>
      <text:p text:style-name="P52"># Observe <text:span text:style-name="T87">there are </text:span>2 pods in the ReplicaSet <text:span text:style-name="T86">(new pod created), and 3 pods </text:span><text:span text:style-name="T87">with a “system” label</text:span>.</text:p>
      <text:p text:style-name="P52">kubectl get rs</text:p>
      <text:p text:style-name="P52">kubectl get po -L system</text:p>
      <text:p text:style-name="P52"/>
      <text:p text:style-name="P55"># Delete ReplicaSet, and the isolated pod.</text:p>
      <text:p text:style-name="P55">kubectl delete rs rs-one</text:p>
      <text:p text:style-name="P55">kubectl delete pod -l system=<text:span text:style-name="T88">i</text:span>solated-<text:span text:style-name="T88">p</text:span>od</text:p>
      <text:p text:style-name="P55"/>
      <text:h text:style-name="Heading_20_4" text:outline-level="4">Deployment</text:h>
      <text:p text:style-name="Standard"># Generate a deployment as a YAML file (dep.yaml), and create it.</text:p>
      <text:p text:style-name="Standard">kubectl create deploy webserver --image nginx:1.22.1 --replicas=2 --dry-run=client -o yaml | tee dep.yaml</text:p>
      <text:p text:style-name="Standard">kubectl create -f dep.yaml</text:p>
      <text:p text:style-name="Standard">kubectl get deploy</text:p>
      <text:p text:style-name="Standard"/>
      <text:p text:style-name="P56"># See the deployment strategy.</text:p>
      <text:p text:style-name="P56">kubectl get deploy webserver -o yaml | grep -A 4 strategy</text:p>
      <text:p text:style-name="P5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6T14:41:43.347522304</meta:creation-date>
    <meta:generator>LibreOffice/7.5.9.2$Linux_X86_64 LibreOffice_project/50$Build-2</meta:generator>
    <dc:date>2023-12-30T14:24:52.023732057</dc:date>
    <meta:editing-duration>P2DT4H1M42S</meta:editing-duration>
    <meta:editing-cycles>340</meta:editing-cycles>
    <meta:document-statistic meta:table-count="0" meta:image-count="0" meta:object-count="0" meta:page-count="9" meta:paragraph-count="311" meta:word-count="1539" meta:character-count="11270" meta:non-whitespace-character-count="9782"/>
  </office:meta>
</office:document-meta>
</file>